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701cm" svg:height="14.456cm" svg:x="1.504cm" svg:y="1.908cm">
            <draw:object draw:notify-on-update-of-ranges="Sheet1.B19:Sheet1.B23 Sheet1.C19:Sheet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.114cm" svg:height="17.501cm" svg:x="13.906cm" svg:y="3.961cm">
            <draw:object draw:notify-on-update-of-ranges="Sheet1.B19:Sheet1.B23 Sheet1.C19:Sheet1.C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8.428cm" svg:height="15.99cm" svg:x="7.682cm" svg:y="30.095cm">
            <draw:object draw:notify-on-update-of-ranges="Sheet1.B19:Sheet1.B23 Sheet1.C19:Sheet1.C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3T14:52:10.008000000</meta:creation-date>
    <dc:date>2023-03-23T18:29:52.916000000</dc:date>
    <meta:editing-duration>PT47M2S</meta:editing-duration>
    <meta:editing-cycles>1</meta:editing-cycles>
    <meta:document-statistic meta:table-count="1" meta:cell-count="40" meta:object-count="3"/>
    <meta:generator>LibreOffice/7.2.4.1$Windows_X86_64 LibreOffice_project/27d75539669ac387bb498e35313b970b7fe9c4f9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bar" chart:style-name="ch1">
        <chart:title svg:x="8.706cm" svg:y="0.425cm" chart:style-name="ch2">
          <text:p>Clarity and Usibiliy of Non-admin Section</text:p>
        </chart:title>
        <chart:plot-area chart:style-name="ch3" table:cell-range-address="Sheet1.B19:Sheet1.C23" chart:data-source-has-labels="column" svg:x="1.525cm" svg:y="1.493cm" svg:width="23.663cm" svg:height="11.694cm">
          <chart:coordinate-region svg:x="2.252cm" svg:y="1.692cm" svg:width="22.936cm" svg:height="10.848cm"/>
          <chart:axis chart:dimension="x" chart:name="primary-x" chart:style-name="ch4" chartooo:axis-type="auto">
            <chartooo:date-scale/>
            <chart:title svg:x="10.97cm" svg:y="13.476cm" chart:style-name="ch5">
              <text:p>Clarity and Usibiliy (scale of 1-5)</text:p>
            </chart:title>
            <chart:categories table:cell-range-address="Sheet1.B19:Sheet1.B23"/>
          </chart:axis>
          <chart:axis chart:dimension="y" chart:name="primary-y" chart:style-name="ch6">
            <chart:title svg:x="0.451cm" svg:y="9.024cm" chart:style-name="ch7">
              <text:p>Number of participants</text:p>
            </chart:title>
            <chart:grid chart:style-name="ch8" chart:class="major"/>
          </chart:axis>
          <chart:series chart:style-name="ch9" chart:values-cell-range-address="Sheet1.C19:Sheet1.C2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9:Sheet1.B23</svg:desc>
                </draw:g>
              </table:table-cell>
              <table:table-cell office:value-type="float" office:value="0">
                <text:p>0</text:p>
                <draw:g>
                  <svg:desc>Sheet1.C19:Sheet1.C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115cm" svg:height="17.502cm" xlink:href=".." xlink:type="simple" chart:class="chart:bar" chart:style-name="ch1">
        <chart:title svg:x="12.008cm" svg:y="0.486cm" chart:style-name="ch2">
          <text:p>Clarity and Usibiliy of Series Editor</text:p>
        </chart:title>
        <chart:plot-area chart:style-name="ch3" table:cell-range-address="Sheet1.B19:Sheet1.C23" chart:data-source-has-labels="column" svg:x="1.633cm" svg:y="1.615cm" svg:width="28.86cm" svg:height="14.556cm">
          <chart:coordinate-region svg:x="2.36cm" svg:y="1.815cm" svg:width="28.133cm" svg:height="13.709cm"/>
          <chart:axis chart:dimension="x" chart:name="primary-x" chart:style-name="ch4" chartooo:axis-type="auto">
            <chartooo:date-scale/>
            <chart:title svg:x="13.677cm" svg:y="16.521cm" chart:style-name="ch5">
              <text:p>Clarity and Usibiliy (scale of 1-5)</text:p>
            </chart:title>
            <chart:categories table:cell-range-address="Sheet1.B19:Sheet1.B23"/>
          </chart:axis>
          <chart:axis chart:dimension="y" chart:name="primary-y" chart:style-name="ch6">
            <chart:title svg:x="0.451cm" svg:y="10.577cm" chart:style-name="ch7">
              <text:p>Number of participants</text:p>
            </chart:title>
            <chart:grid chart:style-name="ch8" chart:class="major"/>
          </chart:axis>
          <chart:series chart:style-name="ch9" chart:values-cell-range-address="Sheet1.C19:Sheet1.C2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9:Sheet1.B23</svg:desc>
                </draw:g>
              </table:table-cell>
              <table:table-cell office:value-type="float" office:value="0">
                <text:p>0</text:p>
                <draw:g>
                  <svg:desc>Sheet1.C19:Sheet1.C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429cm" svg:height="15.991cm" xlink:href=".." xlink:type="simple" chart:class="chart:bar" chart:style-name="ch1">
        <chart:title svg:x="10.784cm" svg:y="0.455cm" chart:style-name="ch2">
          <text:p>Clarity and Usibiliy of Race Editor</text:p>
        </chart:title>
        <chart:plot-area chart:style-name="ch3" table:cell-range-address="Sheet1.B19:Sheet1.C23" chart:data-source-has-labels="column" svg:x="1.579cm" svg:y="1.553cm" svg:width="26.282cm" svg:height="13.138cm">
          <chart:coordinate-region svg:x="2.306cm" svg:y="1.752cm" svg:width="25.555cm" svg:height="12.292cm"/>
          <chart:axis chart:dimension="x" chart:name="primary-x" chart:style-name="ch4" chartooo:axis-type="auto">
            <chartooo:date-scale/>
            <chart:title svg:x="12.334cm" svg:y="15.01cm" chart:style-name="ch5">
              <text:p>Clarity and Usibiliy (scale of 1-5)</text:p>
            </chart:title>
            <chart:categories table:cell-range-address="Sheet1.B19:Sheet1.B23"/>
          </chart:axis>
          <chart:axis chart:dimension="y" chart:name="primary-y" chart:style-name="ch6">
            <chart:title svg:x="0.451cm" svg:y="9.806cm" chart:style-name="ch7">
              <text:p>Number of participants</text:p>
            </chart:title>
            <chart:grid chart:style-name="ch8" chart:class="major"/>
          </chart:axis>
          <chart:series chart:style-name="ch9" chart:values-cell-range-address="Sheet1.C19:Sheet1.C2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9:Sheet1.B23</svg:desc>
                </draw:g>
              </table:table-cell>
              <table:table-cell office:value-type="float" office:value="0">
                <text:p>0</text:p>
                <draw:g>
                  <svg:desc>Sheet1.C19:Sheet1.C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